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justify"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style>
    <style:style style:name="P4" style:family="paragraph" style:parent-style-name="preformatted">
      <style:text-properties fo:font-size="9pt" style:font-size-asian="9pt" style:font-size-complex="9pt"/>
    </style:style>
    <style:style style:name="P5" style:family="paragraph" style:parent-style-name="Text_20_body" style:list-style-name="L1"/>
    <style:style style:name="P6" style:family="paragraph" style:parent-style-name="Text_20_body" style:list-style-name="L2"/>
    <style:style style:name="P7" style:family="paragraph" style:parent-style-name="Heading_20_1" style:master-page-name="First_20_Page">
      <style:paragraph-properties style:page-number="auto"/>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Other Features of the Bedework Project</text:h>
      <text:h text:style-name="Heading_20_2" text:outline-level="2">Timezone Server</text:h>
      <text:p text:style-name="Text_20_body">Timezones are an important and at times awkward feature of calendaring. There is no official registry of timezones. The closest to such a registry is the Olson database which chooses to name timezones according to their continent and nearest large city, for example America/New_York.</text:p>
      <text:h text:style-name="Heading_20_3" text:outline-level="3">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4" text:outline-level="4">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text:soft-page-break/>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2" text:outline-level="2">Bedework and CalDAV</text:h>
      <text:h text:style-name="Heading_20_3" text:outline-level="3">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3" text:outline-level="3">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ext:soft-page-break/>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3" text:outline-level="3">CalDAV clients</text:h>
      <text:p text:style-name="Text_20_body">A list of available desktop CalDAV clients is hosted at <text:a xlink:type="simple" xlink:href="http://caldav.calconnect.org/implementations/clients.html">http://caldav.calconnect.org/implementations/clients.html</text:a> by CalConnect, the The Calendaring and Scheduling Consortium.</text:p>
      <text:h text:style-name="Heading_20_3" text:outline-level="3">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4" text:outline-level="4">Recurrence features</text:h>
      <text:h text:style-name="Heading_20_5" text:outline-level="5">Recurrence id ranges</text:h>
      <text:p text:style-name="Text_20_body">Recurrence id ranges take the values THISANDFUTURE or THISANDPRIOR. As yet this feature is not supported and CalDAV queries or updates using this feature will have uncertain results.</text:p>
      <text:h text:style-name="Heading_20_2" text:outline-level="2">Bw and CardDAV</text:h>
      <text:p text:style-name="Text_20_body"/>
      <text:h text:style-name="Heading_20_2" text:outline-level="2">Other Features</text:h>
      <text:h text:style-name="Heading_20_3" text:outline-level="3">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text:soft-page-break/>Currently it takes the following form for the caldav servers:</text:p>
      <text:p text:style-name="preformatted">&lt;host-and-port&gt;/&lt;context&gt;/fbsvc&lt;parameters&gt;</text:p>
      <text:p text:style-name="Text_20_body">where:</text:p>
      <text:list xml:id="list36131628" text:style-name="L2">
        <text:list-item>
          <text:p text:style-name="P6">context is one of the following in the quickstart but may differ in production:</text:p>
          <text:list>
            <text:list-item>
              <text:p text:style-name="P6">ucal for the authenticated user calendar</text:p>
            </text:list-item>
            <text:list-item>
              <text:p text:style-name="P6">cal for the public unauthenticated calendar</text:p>
            </text:list-item>
            <text:list-item>
              <text:p text:style-name="P6">ucaldav for the authenticated CalDAV server</text:p>
            </text:list-item>
            <text:list-item>
              <text:p text:style-name="P6">caldav for the unauthenticated CalDAV server</text:p>
            </text:list-item>
          </text:list>
        </text:list-item>
        <text:list-item>
          <text:p text:style-name="P6">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2">user</text:p>
          </table:table-cell>
          <table:table-cell table:style-name="Table1.A2" office:value-type="string">
            <text:p text:style-name="P3">A user account e.g. testuser01</text:p>
          </table:table-cell>
          <table:table-cell table:style-name="Table1.C2" office:value-type="string">
            <text:p text:style-name="P3">A user account known to the system</text:p>
          </table:table-cell>
        </table:table-row>
        <table:table-row>
          <table:table-cell table:style-name="Table1.A2" office:value-type="string">
            <text:p text:style-name="P2">cua</text:p>
          </table:table-cell>
          <table:table-cell table:style-name="Table1.A2" office:value-type="string">
            <text:p text:style-name="P3">A calendar user address, e.g. mailto:testuser01@mysite.edu</text:p>
          </table:table-cell>
          <table:table-cell table:style-name="Table1.C2" office:value-type="string">
            <text:p text:style-name="P3">This is the form that is usually found for an attendee.</text:p>
          </table:table-cell>
        </table:table-row>
        <table:table-row>
          <table:table-cell table:style-name="Table1.A2" office:value-type="string">
            <text:p text:style-name="P2">start</text:p>
          </table:table-cell>
          <table:table-cell table:style-name="Table1.A2" office:value-type="string">
            <text:p text:style-name="P3">Start date yyyy-mm-dd</text:p>
          </table:table-cell>
          <table:table-cell table:style-name="Table1.C2" office:value-type="string">
            <text:p text:style-name="P3">Start of the period of interest</text:p>
          </table:table-cell>
        </table:table-row>
        <table:table-row>
          <table:table-cell table:style-name="Table1.A2" office:value-type="string">
            <text:p text:style-name="P2">end</text:p>
          </table:table-cell>
          <table:table-cell table:style-name="Table1.A2" office:value-type="string">
            <text:p text:style-name="P3">End date yyyy-mm-dd</text:p>
          </table:table-cell>
          <table:table-cell table:style-name="Table1.C2" office:value-type="string">
            <text:p text:style-name="P3">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4">http://myhost.edu/ucaldav/fbsvc?user=test01&amp;start=2007-09-06&amp;end=2007-09-16</text:p>
      <text:h text:style-name="Heading_20_3" text:outline-level="3">Real-time scheduling </text:h>
      <text:p text:style-name="Text_20_body">This is currently under development and unsupported by most systems. Bedework allows the <text:soft-page-break/>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20T16:06:59.88">Jul 20, 2009</text:date> <text:tab/><text:tab/>p.<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5</meta:editing-cycles>
    <meta:editing-duration>PT27H47M53S</meta:editing-duration>
    <dc:title>BedeworkTemplate</dc:title>
    <meta:initial-creator>Arlen Johnson</meta:initial-creator>
    <dc:date>2009-07-20T16:06:59.83</dc:date>
    <dc:creator>Arlen Johnson</dc:creator>
    <meta:document-statistic meta:table-count="1" meta:image-count="0" meta:object-count="0" meta:page-count="5" meta:paragraph-count="75" meta:word-count="1172" meta:character-count="755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